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47cm" style:page-number="auto" table:align="left"/>
    </style:style>
    <style:style style:name="Table1.A" style:family="table-column">
      <style:table-column-properties style:column-width="0.64cm"/>
    </style:style>
    <style:style style:name="Table1.B" style:family="table-column">
      <style:table-column-properties style:column-width="0.196cm"/>
    </style:style>
    <style:style style:name="Table1.C" style:family="table-column">
      <style:table-column-properties style:column-width="0.834cm"/>
    </style:style>
    <style:style style:name="Table1.D" style:family="table-column">
      <style:table-column-properties style:column-width="4.568cm"/>
    </style:style>
    <style:style style:name="Table1.E" style:family="table-column">
      <style:table-column-properties style:column-width="0.584cm"/>
    </style:style>
    <style:style style:name="Table1.F" style:family="table-column">
      <style:table-column-properties style:column-width="1.101cm"/>
    </style:style>
    <style:style style:name="Table1.G" style:family="table-column">
      <style:table-column-properties style:column-width="0.404cm"/>
    </style:style>
    <style:style style:name="Table1.H" style:family="table-column">
      <style:table-column-properties style:column-width="2.145cm"/>
    </style:style>
    <style:style style:name="Table1.I" style:family="table-column">
      <style:table-column-properties style:column-width="5.375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7.542cm" fo:margin-top="0cm" fo:margin-bottom="0cm" table:align="margins" style:shadow="none"/>
    </style:style>
    <style:style style:name="Table2.A" style:family="table-column">
      <style:table-column-properties style:column-width="7.542cm" style:rel-column-width="65535*"/>
    </style:style>
    <style:style style:name="Table2.A1" style:family="table-cell">
      <style:table-cell-properties fo:padding="0.097cm" fo:border="none"/>
    </style:style>
    <style:style style:name="Table6" style:family="table">
      <style:table-properties style:width="7.542cm" fo:margin-top="0cm" fo:margin-bottom="0cm" table:align="margins" style:shadow="none"/>
    </style:style>
    <style:style style:name="Table6.A" style:family="table-column">
      <style:table-column-properties style:column-width="7.542cm" style:rel-column-width="65535*"/>
    </style:style>
    <style:style style:name="Table6.A1" style:family="table-cell">
      <style:table-cell-properties fo:padding="0.097cm" fo:border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8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9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1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P12" style:family="paragraph" style:parent-style-name="Standard">
      <style:paragraph-properties fo:margin-top="0cm" fo:margin-bottom="0cm" fo:text-align="start" style:justify-single-word="false"/>
      <style:text-properties style:font-name="Tahoma"/>
    </style:style>
    <style:style style:name="P13" style:family="paragraph" style:parent-style-name="Standard">
      <style:paragraph-properties fo:margin-top="0cm" fo:margin-bottom="0cm" fo:line-height="100%" style:shadow="none">
        <style:tab-stops/>
      </style:paragraph-properties>
      <style:text-properties style:font-name="Tahoma" style:font-name-complex="Tahoma"/>
    </style:style>
    <style:style style:name="P14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5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6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P18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19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20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21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T1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table:number-columns-spanned="5" office:value-type="string">
            <text:p text:style-name="P7">{nama_satker}</text:p>
            <text:p text:style-name="P2">“UNTUK KEADILAN”</text:p>
          </table:table-cell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8">BA-15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ext:p text:style-name="P5"/>
            <text:p text:style-name="P6">BERITA ACARA </text:p>
            <text:p text:style-name="P6">PENERIMAAN DAN PENELITIAN TERSANGKA</text:p>
            <text:p text:style-name="P6"/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ext:p text:style-name="P3"><text:s text:c="5"/>Pada hari ini {hari_surat} tanggal {isi1} berdasarkan pasal 141, 8 (3) dan 138 (penjelasan) KUHAP, saya : 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table:number-columns-spanned="2" office:value-type="string">
            <text:p text:style-name="P2"/>
          </table:table-cell>
          <table:covered-table-cell/>
          <table:table-cell table:style-name="Table1.A1" office:value-type="string">
            <text:p text:style-name="P9"><text:span text:style-name="T1">[!-- BEGIN Jaksa --]</text:span>{noUrut}</text:p>
          </table:table-cell>
          <table:table-cell table:style-name="Table1.A1" office:value-type="string">
            <text:p text:style-name="P15">Nama</text:p>
          </table:table-cell>
          <table:table-cell table:style-name="Table1.A1" office:value-type="string">
            <text:p text:style-name="P14">: </text:p>
          </table:table-cell>
          <table:table-cell table:style-name="Table1.A1" table:number-columns-spanned="4" office:value-type="string">
            <text:p text:style-name="P14">{namaJaksa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5">Pangkat</text:p>
          </table:table-cell>
          <table:table-cell table:style-name="Table1.A1" office:value-type="string">
            <text:p text:style-name="P15">: </text:p>
          </table:table-cell>
          <table:table-cell table:style-name="Table1.A1" table:number-columns-spanned="4" office:value-type="string">
            <text:p text:style-name="P15">{pangkatJaksa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5">NIP</text:p>
          </table:table-cell>
          <table:table-cell table:style-name="Table1.A1" office:value-type="string">
            <text:p text:style-name="P15">: </text:p>
          </table:table-cell>
          <table:table-cell table:style-name="Table1.A1" table:number-columns-spanned="4" office:value-type="string">
            <text:p text:style-name="P15">{nipJaksa}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office:value-type="string">
            <text:p text:style-name="P11">[!-- END Jaksa --]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9"/>
          </table:table-cell>
          <table:table-cell table:style-name="Table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ext:p text:style-name="P2"/>
            <text:p text:style-name="P3">Jaksa Penuntut Umum pada {nama_satker} telah mengadakan penelitian terhadap tersangka: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table:number-columns-spanned="2" office:value-type="string">
            <text:p text:style-name="P2">Nama Lengkap</text:p>
          </table:table-cell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nama_tersangka}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table:number-columns-spanned="2" office:value-type="string">
            <text:p text:style-name="P2">Tempat Lahir</text:p>
          </table:table-cell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tempat_lahir}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table:number-columns-spanned="2" office:value-type="string">
            <text:p text:style-name="P2">Umur/ Tanggal Lahir</text:p>
          </table:table-cell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umur} / {tgl_lahir}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table:number-columns-spanned="2" office:value-type="string">
            <text:p text:style-name="P2">Jenis Kelamin</text:p>
          </table:table-cell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jenis_kelamin}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table:number-columns-spanned="2" office:value-type="string">
            <text:p text:style-name="P2">Kebangsaan/ Kewarganegaraan</text:p>
          </table:table-cell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kewarganegaraan}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table:number-columns-spanned="2" office:value-type="string">
            <text:p text:style-name="P2">Tempat Tinggal</text:p>
          </table:table-cell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alamat}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table:number-columns-spanned="2" office:value-type="string">
            <text:p text:style-name="P2">Agama</text:p>
          </table:table-cell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agama}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table:number-columns-spanned="2" office:value-type="string">
            <text:p text:style-name="P2">Pekerjaan</text:p>
          </table:table-cell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pekerjaan}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table:number-columns-spanned="2" office:value-type="string">
            <text:p text:style-name="P2">Pendidikan</text:p>
          </table:table-cell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pendidikan}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table:number-columns-spanned="2" office:value-type="string">
            <text:p text:style-name="P16">Ditahan Sejak</text:p>
          </table:table-cell>
          <table:covered-table-cell/>
          <table:table-cell table:style-name="Table1.A1" office:value-type="string">
            <text:p text:style-name="P16">:</text:p>
          </table:table-cell>
          <table:table-cell table:style-name="Table1.A1" table:number-columns-spanned="4" office:value-type="string">
            <text:p text:style-name="P16">{isi2}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table:number-columns-spanned="2" office:value-type="string">
            <text:p text:style-name="P16">Register Tahanan Nomor</text:p>
          </table:table-cell>
          <table:covered-table-cell/>
          <table:table-cell table:style-name="Table1.A1" office:value-type="string">
            <text:p text:style-name="P16">:</text:p>
          </table:table-cell>
          <table:table-cell table:style-name="Table1.A1" table:number-columns-spanned="4" office:value-type="string">
            <text:p text:style-name="P16">{isi3}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table:number-columns-spanned="2" office:value-type="string">
            <text:p text:style-name="P16">Register Perkara Nomor</text:p>
          </table:table-cell>
          <table:covered-table-cell/>
          <table:table-cell table:style-name="Table1.A1" office:value-type="string">
            <text:p text:style-name="P16">:</text:p>
          </table:table-cell>
          <table:table-cell table:style-name="Table1.A1" table:number-columns-spanned="4" office:value-type="string">
            <text:p text:style-name="P16">{isi4}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ext:p text:style-name="P3">Setelah menanyakan kebernaran identitas tersebut di atas, saya bertanya kepada tersangka dan tersangka menjawab sebagai berikut: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>-</text:p>
          </table:table-cell>
          <table:table-cell table:style-name="Table1.A1" table:number-columns-spanned="6" office:value-type="string">
            <text:p text:style-name="P3">Apa sebab Saudara dihadapkan di Kejaksaan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3">Jawab:</text:p>
          </table:table-cell>
          <table:table-cell table:style-name="Table1.A1" office:value-type="string">
            <text:p text:style-name="P3">{isi5}</text:p>
          </table:table-cell>
        </table:table-row>
        <table:table-row>
          <table:table-cell table:style-name="Table1.A1" office:value-type="string">
            <text:p text:style-name="P3">-</text:p>
          </table:table-cell>
          <table:table-cell table:style-name="Table1.A1" table:number-columns-spanned="6" office:value-type="string">
            <text:p text:style-name="P3">Apakah untuk perkara ini Saudara ditahan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3">Jawab:</text:p>
          </table:table-cell>
          <table:table-cell table:style-name="Table1.A1" office:value-type="string">
            <text:p text:style-name="P3">{isi6}</text:p>
          </table:table-cell>
        </table:table-row>
        <table:table-row>
          <table:table-cell table:style-name="Table1.A1" office:value-type="string">
            <text:p text:style-name="P3">-</text:p>
          </table:table-cell>
          <table:table-cell table:style-name="Table1.A1" table:number-columns-spanned="6" office:value-type="string">
            <text:p text:style-name="P3">Kalau ditahan sejak kapan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3">Jawab:</text:p>
          </table:table-cell>
          <table:table-cell table:style-name="Table1.A1" office:value-type="string">
            <text:p text:style-name="P3">{isi7}</text:p>
          </table:table-cell>
        </table:table-row>
        <table:table-row>
          <table:table-cell table:style-name="Table1.A1" office:value-type="string">
            <text:p text:style-name="P3">-</text:p>
          </table:table-cell>
          <table:table-cell table:style-name="Table1.A1" table:number-columns-spanned="6" office:value-type="string">
            <text:p text:style-name="P3">Benarkah sangkaan terhadap Saudara <text:soft-page-break/>seperti tersebut dalam berkas perkara ini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3">Jawab:</text:p>
          </table:table-cell>
          <table:table-cell table:style-name="Table1.A1" office:value-type="string">
            <text:p text:style-name="P3">{isi8}</text:p>
          </table:table-cell>
        </table:table-row>
        <table:table-row>
          <table:table-cell table:style-name="Table1.A1" office:value-type="string">
            <text:p text:style-name="P3">-</text:p>
          </table:table-cell>
          <table:table-cell table:style-name="Table1.A1" table:number-columns-spanned="6" office:value-type="string">
            <text:p text:style-name="P3">Apakah Saudara pernah dihukum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3">Jawab:</text:p>
          </table:table-cell>
          <table:table-cell table:style-name="Table1.A1" office:value-type="string">
            <text:p text:style-name="P3">{isi9}</text:p>
          </table:table-cell>
        </table:table-row>
        <table:table-row>
          <table:table-cell table:style-name="Table1.A1" office:value-type="string">
            <text:p text:style-name="P3">-</text:p>
          </table:table-cell>
          <table:table-cell table:style-name="Table1.A1" table:number-columns-spanned="6" office:value-type="string">
            <text:p text:style-name="P3">Apakah ada hal-hal lain yang akan Saudara jelaskan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3">Jawab:</text:p>
          </table:table-cell>
          <table:table-cell table:style-name="Table1.A1" office:value-type="string">
            <text:p text:style-name="P3">{isi10}</text:p>
          </table:table-cell>
        </table:table-row>
        <table:table-row>
          <table:table-cell table:style-name="Table1.A1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ext:p text:style-name="P3">Selanjutnya tersangka menerangkan {isi11} dengan keterangan tersebut dalam Berita Acara yang dibuat oleh Penyidik di {isi12} pada tanggal {isi13} dengan alasan {isi14}.</text:p>
            <text:p text:style-name="P3"><text:s text:c="4"/>Demikianlah Berita Acara ini dibuat dengan sebenarnya atas kekuatan sumpah jabatan. Kemudian dibacakan dan dijelaskan kepada terdakwa dan ia menyetujui keterangan tersebut dan untuk memperkuatnya terdakwa membubuhkan tanda tangannya.</text:p>
            <text:p text:style-name="P3"><text:s text:c="8"/>Berita Acara ini ditutup dan ditandatangani pada hari dan tanggal tersebut di ata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7">Terdakwa,</text:p>
                </table:table-cell>
              </table:table-row>
              <table:table-row>
                <table:table-cell table:style-name="Table2.A1" office:value-type="string">
                  <text:p text:style-name="P4"/>
                  <text:p text:style-name="P4"/>
                  <text:p text:style-name="P4"/>
                  <text:p text:style-name="P4"/>
                </table:table-cell>
              </table:table-row>
              <table:table-row>
                <table:table-cell table:style-name="Table2.A1" office:value-type="string">
                  <text:p text:style-name="P17">{nama_tersangka}</text:p>
                </table:table-cell>
              </table:table-row>
            </table:table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7">Jaksa Penuntut Umum,</text:p>
                </table:table-cell>
              </table:table-row>
              <table:table-row>
                <table:table-cell table:style-name="Table6.A1" office:value-type="string">
                  <text:p text:style-name="P4"/>
                  <text:p text:style-name="P4"/>
                  <text:p text:style-name="P4"/>
                  <text:p text:style-name="P4"/>
                </table:table-cell>
              </table:table-row>
              <table:table-row>
                <table:table-cell table:style-name="Table6.A1" office:value-type="string">
                  <text:p text:style-name="P4">{nama_ttd}</text:p>
                </table:table-cell>
              </table:table-row>
              <table:table-row>
                <table:table-cell table:style-name="Table6.A1" office:value-type="string">
                  <text:p text:style-name="P4">{pangkat_ttd}/ NIP. {nip_ttd}</text:p>
                </table:table-cell>
              </table:table-row>
            </table:table>
            <text:p text:style-name="P17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5-10-13T15:48:14.15</dc:date>
    <meta:editing-cycles>34</meta:editing-cycles>
    <meta:editing-duration>PT23H4M19S</meta:editing-duration>
    <meta:document-statistic meta:table-count="3" meta:image-count="0" meta:object-count="0" meta:page-count="2" meta:paragraph-count="87" meta:word-count="252" meta:character-count="1762"/>
    <meta:template xlink:type="simple" xlink:actuate="onRequest" xlink:title="" xlink:href="../pidsus14report.odt/Normal.dotm"/>
  </office:meta>
</office:document-meta>
</file>